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0/16/2010 <text:s text:c="2"/>libusartstm32 </text:p>
      <text:p text:style-name="Standard"/>
      <text:p text:style-name="Standard">OVERVIEW </text:p>
      <text:p text:style-name="Standard"/>
      <text:p text:style-name="Standard">This is a library of usart routines that implement a number of different strategies for the STM32F103 usarts, 1, 2, and 3. <text:s/>The context for these routines is a real-time app where data are sent /received periodically, and sometimes at a high rate where efficiency in terms of processor load might be important.</text:p>
      <text:p text:style-name="Standard"/>
      <text:p text:style-name="Standard">Another objective was to make the setup for usage somewhat transparent. <text:s/>Rather than setting up buffers that are compiled into the final code memory and must be changed by going into header files and making changes, buffers are allocated from 'myheap' space during initialization. <text:s/>One could argue that the assignment of buffers as static variables would be more efficient and this would be correct. <text:s/>This approach would remove a level of indirection, i.e. access would be via direct memory access and not via a pointer. <text:s/>This would save a little code and ram, but the trade-off for convenience by allocating the buffers during initialization was worth the loss.</text:p>
      <text:p text:style-name="Standard"/>
      <text:p text:style-name="Standard">Assigning the buffers at run-time, makes possible putting multiple routines for the same usart in one library. <text:s/>The linker picks out the routines from the library to satisfy the calls in the main program, <text:s/>The the buffers were static, then the routines needed would have to be selected in the 'makefile' to avoid conflicts, thus making the usage a bit more involved.</text:p>
      <text:p text:style-name="Standard"/>
      <text:p text:style-name="Standard">The Rx and Tx routines in some cases are independent. <text:s/>When the Rx AND Tx use an interrupting mode, then they cannot be independent since the usart hardware shares the same interrupt vector. <text:s/>When one only one, or none, uses the interrupt, then they are independent. <text:s/>The following may illustrate--</text:p>
      <text:p text:style-name="Standard"/>
      <text:p text:style-name="Standard">Strategies</text:p>
      <text:p text:style-name="Standard">'min' – Minimal</text:p>
      <text:p text:style-name="Standard"/>
      <text:p text:style-name="Standard">Tx </text:p>
      <text:p text:style-name="Standard">Does not interrupt and buffering is only the hardware transmit register.</text:p>
      <text:p text:style-name="Standard"/>
      <text:p text:style-name="Standard">Rx </text:p>
      <text:p text:style-name="Standard">Interrupts, and buffering is just one character.</text:p>
      <text:p text:style-name="Standard"/>
      <text:p text:style-name="Standard">'dma' – DMA channel transfer</text:p>
      <text:p text:style-name="Standard"/>
      <text:p text:style-name="Standard">Tx </text:p>
      <text:p text:style-name="Standard">The usart does not interrupt. <text:s/>The DMA transfers a line to the usart tx and interrupts when the last character has been transferred to the usart. <text:s/>An array (2 or more) line buffers are filled by the mainline program, and the DMA/usart transmits them with minimal interrupts.</text:p>
      <text:p text:style-name="Standard"/>
      <text:p text:style-name="Standard">Rx</text:p>
      <text:p text:style-name="Standard">There are no interrupts. <text:s/>The DMA transfers the incoming usart chars to a circular buffer. <text:s/>The mainline must poll 'getline' to get a complete line (a complete line is one that ends with an END_OF_LINE character.)</text:p>
      <text:p text:style-name="Standard"/>
      <text:p text:style-name="Standard">'int' – char-by-char interrupting</text:p>
      <text:p text:style-name="Standard"><text:soft-page-break/></text:p>
      <text:p text:style-name="Standard">Tx</text:p>
      <text:p text:style-name="Standard">The dma is not used. <text:s/>The usart interrupts for each character, and sends from line buffers, stepping to the next line buffer when an END_OF_LINE is sent. (as of 10/16/2010 not implemented)</text:p>
      <text:p text:style-name="Standard"/>
      <text:p text:style-name="Standard">Rx</text:p>
      <text:p text:style-name="Standard">The dma is not used. <text:s/>The usart interrupts on each incoming character, storing in line buffers, and stepping to the next line buffer when an END_OF_LINE is received.</text:p>
      <text:p text:style-name="Standard"/>
      <text:p text:style-name="Standard">'cir' – Circular interrupting</text:p>
      <text:p text:style-name="Standard"/>
      <text:p text:style-name="Standard">Rx</text:p>
      <text:p text:style-name="Standard">Not implemented</text:p>
      <text:p text:style-name="Standard"/>
      <text:p text:style-name="Standard">Tx </text:p>
      <text:p text:style-name="Standard">The dma is not used. <text:s/>The usart interrupts for each character, and sends from a circular buffer. <text:s/>The main <text:s/>program adds characters to the circular buffer and the interrupt routine sends them.</text:p>
      <text:p text:style-name="Standard"/>
      <text:p text:style-name="Standard">These routines are named in the following convention--</text:p>
      <text:p text:style-name="Standard"/>
      <text:p text:style-name="Standard">For example--</text:p>
      <text:p text:style-name="Standard">USART2_txdma_puts</text:p>
      <text:p text:style-name="Standard">Put-string to the dma/usart tx buffer for USART2, using the 'dma' strategy.</text:p>
      <text:p text:style-name="Standard"/>
      <text:p text:style-name="Standard">If (USART3_rxint_getline())</text:p>
      <text:p text:style-name="Standard">Check if a completed line has be received for USART3, using the 'int' strategy.</text:p>
      <text:p text:style-name="Standard"/>
      <text:p text:style-name="Standard">There are advantages and disadvantages to each. <text:s/>Most likely the 'rxint' and 'txdma' combination is the best if lines of data are sent &amp; received. <text:s/>'rxint' receives into a line buffer and that buffer can be used without further copying. <text:s/>'txdma' sends from a line buffer, and loading that line buffer via 'puts' allows an efficient assembly language inner copy loop (the assembly code is 2.6x faster than the optimized C code).</text:p>
      <text:p text:style-name="Standard"/>
      <text:p text:style-name="Standard">While using <text:s/>'dma' channels helps the processor load (cycle stealing instead of instruction execution) there may be times when the dma might be needed for something else. <text:s/>In this case the fall-back is the char-by-char interrupt routines. <text:s/>There are only 7 dma channels on this processor, so if all three usarts are used with dma for both rx and tx, there is only one dma channel available.</text:p>
      <text:p text:style-name="Standard"/>
      <text:p text:style-name="Standard">Given that using dma for rx requires building a line via polling, much of the advantage of dma is lost. <text:s/>It would have been much better if the dma hardware allowed an interrupt on a char stored in a register (such as done with Freescale). <text:s/>Consequently, using 'rxint' is about as good as 'rxdma' as the 'rxint' interrupt routine checks for END_OF_LINE, stepping to the next line buffer, and therefore leaving the just-completed line ready to use. </text:p>
      <text:p text:style-name="Standard"/>
      <text:p text:style-name="Standard">ORGANIZATION</text:p>
      <text:p text:style-name="Standard"/>
      <text:p text:style-name="Standard">The routines make use of .h files from 'libopenstm32' to define hardware address and bits. <text:s/>At the time of this writing 'nivc.c' is also used from that library. <text:s/></text:p>
      <text:p text:style-name="Standard"/>
      <text:p text:style-name="Standard"><text:soft-page-break/>TEST ROUTINES</text:p>
      <text:p text:style-name="Standard"/>
      <text:p text:style-name="Standard">Utest2</text:p>
      <text:p text:style-name="Standard"/>
      <text:p text:style-name="Standard">Utest2 is the routine for testing the library. <text:s/>There are a number of versions of the test routine saved with the naming--'Utest2.c.usartX.rrrrrttrtt--Where X is the usart number (1,2,3), rrrr is the rx strategy, e.g. rxint, and ttttt is the tx strategy, e.g. txdma. <text:s/>Copy the routine to Utest2.c and then make.</text:p>
      <text:p text:style-name="Standard"/>
      <text:p text:style-name="Standard">make clean</text:p>
      <text:p text:style-name="Standard">[Cleans Usartall &amp; libusartstm32 subdirectory, but doesn't not clean 'libusartstm32)</text:p>
      <text:p text:style-name="Standard"/>
      <text:p text:style-name="Standard">make</text:p>
      <text:p text:style-name="Standard">[Compile &amp; link Utest2 and remake libusartstm32]</text:p>
      <text:p text:style-name="Standard"/>
      <text:p text:style-name="Standard">make flash</text:p>
      <text:p text:style-name="Standard">[Compile &amp; link Utest2 followed by flashing via openocd. <text:s/>This does not recompile 'libusartstm32'.]</text:p>
      <text:p text:style-name="Standard"/>
      <text:p text:style-name="Standard">The various Utest2.c.usartX.rrrrrttttt routines have examples for using the library routines.</text:p>
      <text:p text:style-name="Standard"/>
      <text:p text:style-name="Standard">USART2 and USART3 have been tested. <text:s/>USART1 routines have not been tested. <text:s/>I wired up a RS-232 converter with flying leads to connect to the Olimex stm32_P103 to test USART3, but USART1 is hardwired to the CAN chip.</text:p>
      <text:p text:style-name="Standard"/>
      <text:p text:style-name="Standard"/>
      <text:p text:style-name="Standard">NOTES &amp; DETAILS</text:p>
      <text:p text:style-name="Standard"/>
      <text:p text:style-name="Standard">malloc</text:p>
      <text:p text:style-name="Standard"/>
      <text:p text:style-name="Standard">Buffer allocation is done one-time-only with a simple routine 'mymalloc'. <text:s/>The standard library 'malloc' requires an additional 's_brk' routine, as well as call to an initialization routine to make it work. <text:s/>Furthermore, it brings 5K+ of code. <text:s/>There is no reason for such operations as 'free' since this is a one-time allocation, and it is generally inappropriate to using 'free' in this type of app. <text:s/>Given the huge amount of code brought in by the standard library malloc, I opted for the simple, almost trivial, 'mymalloc' approach. <text:s/></text:p>
      <text:p text:style-name="Standard"/>
      <text:p text:style-name="Standard">The linker script, Utest2.ld has the definition for 'MYHEAP'. <text:s/>This currently has <text:s/>1024 total buffer space and can be changed as needed. <text:s/></text:p>
      <text:p text:style-name="Standard"/>
      <text:p text:style-name="Standard">Control blocks</text:p>
      <text:p text:style-name="Standard"/>
      <text:p text:style-name="Standard">The initialization of the usart and routines causes a control block to allocated. <text:s/>There is one control block for Rx, if called, and one for Tx, if called, for each called USART. <text:s text:c="2"/>The control blocks are not necessarily used exactly the same way between different strategies, so if digging around in the routines, pay attention to how the pointers are used.</text:p>
      <text:p text:style-name="Standard"/>
      <text:p text:style-name="Standard">Subroutine prototypes</text:p>
      <text:p text:style-name="Standard"/>
      <text:p text:style-name="Standard">One .h file includes all the subroutine prototypes for all the routines --</text:p>
      <text:p text:style-name="Standard">#include “libusartstm32/usartallproto.h”</text:p>
      <text:p text:style-name="Standard"><text:soft-page-break/></text:p>
      <text:p text:style-name="Standard">The other .h files in 'libusartstm32' are used in the compilation/building of the library, but are not needed for compiling a main program.</text:p>
      <text:p text:style-name="Standard"/>
      <text:p text:style-name="Standard">vector.c</text:p>
      <text:p text:style-name="Standard"/>
      <text:p text:style-name="Standard">Names of usart interrupt routines were changed to conform to the CMSIS format laid out in the book <text:span text:style-name="T1">Definitive Guide to the ARM Cortex-M3</text:span>.</text:p>
      <text:p text:style-name="Standard"/>
      <text:p text:style-name="Standard"/>
      <text:p text:style-name="Standard">startup_deh.c</text:p>
      <text:p text:style-name="Standard"/>
      <text:p text:style-name="Standard">Initialization of the uninitialized section (.bss) to zero, and loading of initialization values for initialized static variables is done in this routine. <text:s/>This the exit (return) from 'main' <text:s/>and hangs in a loop. <text:s/></text:p>
      <text:p text:style-name="Standard"/>
      <text:p text:style-name="Standard">Bit banding</text:p>
      <text:p text:style-name="Standard"/>
      <text:p text:style-name="Standard">A few cases of big-banding are in the usart routines. <text:s/>This was done mostly to check that it really works, etc. <text:s text:c="2"/>The file, 'commonbitband.h' has the bitbanding macros, and the 'usartbitband.h' and 'dmabitband.h' files hold the bitbanding addresses. <text:s/>Bit banding saves just one instruction, so there isn't much gained (however, it is “atomic” so it could have value for an RTOS). <text:s/>(Note that the gpio bit manipulation does not need bitbanding as there are set/reset registers.)</text:p>
      <text:p text:style-name="Standard"/>
      <text:p text:style-name="Standard">'nvic.c'</text:p>
      <text:p text:style-name="Standard"/>
      <text:p text:style-name="Standard">This set of subroutines was replaced by macros in 'nvicdirect.h', since setting this up is a one-time-only with static definitions. <text:s text:c="2"/>Note, that the nvic doesn't have a bit banding alias region so conventional bit setting has to be used.</text:p>
      <text:p text:style-name="Standard"/>
      <text:p text:style-name="Standard"/>
      <text:p text:style-name="Standard">Interrupt priority setting</text:p>
      <text:p text:style-name="Standard"/>
      <text:p text:style-name="Standard">This is defined in 'usartall.h'. <text:s/>The current setting is 0xa0. <text:s/>Since the lower four bits are not used, this is level 10 priority. <text:s/>The lower the number the higher the priority. <text:s/></text:p>
      <text:p text:style-name="Standard"/>
      <text:p text:style-name="Standard"/>
      <text:p text:style-name="Standard">DETAILS ON ROUTINES</text:p>
      <text:p text:style-name="Standard"/>
      <text:p text:style-name="Standard">'rxinttxint'</text:p>
      <text:p text:style-name="Standard"/>
      <text:p text:style-name="Standard">Rx </text:p>
      <text:p text:style-name="Standard"/>
      <text:p text:style-name="Standard">\When the line received is shorter than the line buffer by at <text:s/>least one char, then the isr routine adds a zero string terminator. <text:s/>The line count stored, however, is the length less the terminating zero.</text:p>
      <text:p text:style-name="Standard"/>
      <text:p text:style-name="Standard">When the line received is longer than the line buffer, then isr routine steps to the next line lbuffer and continues filling it. <text:s/>The line count stored is the length of the line buffer. <text:s/>The next line buffer, should it have an END_OFLINE, will have a zero terminator, is it fits of course.</text:p>
      <text:p text:style-name="Standard"/>
      <text:p text:style-name="Standard"><text:soft-page-break/>The result is that when lines longer than the line buffer are received, 'getline' will retrieve the chars, but the zero terminator may not be presetn. <text:s/>The char count returned, by 'getcount' or in the struct by 'getlineboth' can be used.</text:p>
      <text:p text:style-name="Standard"/>
      <text:p text:style-name="Standard">Tx</text:p>
      <text:p text:style-name="Standard"/>
      <text:p text:style-name="Standard">When chars added to the line buffer hits the end of the buffer the line buffer count is computed (which marks the lne buffer as being sent, or to be sent. <text:s/>It then steps to the next line buffer and continues loading that one, however if that line buffer has not been sent, then the routine loops until it becomes available. <text:s/>The routine will work with very small buffers, but it the main program will be spending most of the time in the routines looping. <text:s/>If this is undesirable, then make sure the line buffers are long enough to accommodate the lines being sent. <text:s/>The context of these routines is where fixed length lines are sent periodically, with the mainline program loop loading the line buffer and expecting the line will be transmitted before the next cycl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nald Haselwood</meta:initial-creator>
    <meta:creation-date>2010-10-16T11:59:11</meta:creation-date>
    <dc:date>2010-10-19T23:26:47</dc:date>
    <dc:creator>Donald Haselwood</dc:creator>
    <meta:editing-duration>PT02H22M19S</meta:editing-duration>
    <meta:editing-cycles>5</meta:editing-cycles>
    <meta:generator>OpenOffice.org/3.2$Linux OpenOffice.org_project/320m12$Build-9483</meta:generator>
    <meta:document-statistic meta:table-count="0" meta:image-count="0" meta:object-count="0" meta:page-count="5" meta:paragraph-count="77" meta:word-count="1623" meta:character-count="9756"/>
  </office:meta>
</office:document-meta>
</file>